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Heading_20_3">
      <style:paragraph-properties fo:margin-top="0.496cm" fo:margin-bottom="0.496cm"/>
    </style:style>
    <style:style style:name="T1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fo:language="none" fo:language-asian="none" fo:language-complex="none" fo:font-weight="bold" style:font-weight-asian="bold" style:font-weight-complex="bold"/>
    </style:style>
    <style:style style:name="T15_3" style:family="text"/>
    <style:style style:name="T15_4" style:family="text">
      <style:text-properties fo:language="none" fo:language-asian="none" fo:language-complex="none" fo:font-weight="bold" style:font-weight-asian="bold" style:font-weight-complex="bold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language="none" fo:language-asian="none" fo:language-complex="none" fo:font-weight="bold" style:font-weight-asian="bold" style:font-weight-complex="bold"/>
    </style:style>
    <style:style style:name="T17_3" style:family="text"/>
    <style:style style:name="T17_4" style:family="text">
      <style:text-properties fo:language="none" fo:language-asian="none" fo:language-complex="none" fo:font-weight="bold" style:font-weight-asian="bold" style:font-weight-complex="bold"/>
    </style:style>
    <style:style style:name="T17_5" style:family="text"/>
    <style:style style:name="T17_6" style:family="text">
      <style:text-properties fo:language="none" fo:language-asian="none" fo:language-complex="none" fo:font-weight="bold" style:font-weight-asian="bold" style:font-weight-complex="bold"/>
    </style:style>
    <style:style style:name="T17_7" style:family="text"/>
    <style:style style:name="P18" style:family="paragraph" style:parent-style-name="Heading_20_3">
      <style:paragraph-properties fo:margin-top="0.496cm" fo:margin-bottom="0.496cm"/>
    </style:style>
    <style:style style:name="T18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9" style:family="paragraph" style:parent-style-name="Normal">
      <style:paragraph-properties fo:margin-top="0.423cm" fo:margin-bottom="0.423cm"/>
    </style:style>
    <style:style style:name="T19_1" style:family="text"/>
    <style:style style:name="P20" style:family="paragraph" style:parent-style-name="Normal">
      <style:paragraph-properties fo:margin-top="0.353cm"/>
    </style:style>
    <style:style style:name="T2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1" style:family="paragraph" style:parent-style-name="Normal">
      <style:paragraph-properties fo:margin-top="0cm"/>
    </style:style>
    <style:style style:name="T2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2" style:family="paragraph" style:parent-style-name="Normal">
      <style:paragraph-properties fo:margin-top="0cm"/>
    </style:style>
    <style:style style:name="T2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3" style:family="paragraph" style:parent-style-name="Normal">
      <style:paragraph-properties fo:margin-top="0cm"/>
    </style:style>
    <style:style style:name="T2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4" style:family="paragraph" style:parent-style-name="Normal">
      <style:paragraph-properties fo:margin-top="0cm"/>
    </style:style>
    <style:style style:name="T2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5" style:family="paragraph" style:parent-style-name="Normal">
      <style:paragraph-properties fo:margin-top="0cm"/>
    </style:style>
    <style:style style:name="T2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6" style:family="paragraph" style:parent-style-name="Normal">
      <style:paragraph-properties fo:margin-top="0cm"/>
    </style:style>
    <style:style style:name="T2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7" style:family="paragraph" style:parent-style-name="Normal">
      <style:paragraph-properties fo:margin-top="0cm"/>
    </style:style>
    <style:style style:name="T2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8" style:family="paragraph" style:parent-style-name="Normal">
      <style:paragraph-properties fo:margin-top="0cm"/>
    </style:style>
    <style:style style:name="T2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9" style:family="paragraph" style:parent-style-name="Normal">
      <style:paragraph-properties fo:margin-top="0.423cm"/>
    </style:style>
    <style:style style:name="T29_1" style:family="text"/>
    <style:style style:name="P30" style:family="paragraph" style:parent-style-name="Normal">
      <style:paragraph-properties fo:text-align="left" fo:text-indent="-0.37cm" fo:margin-top="0.423cm" fo:margin-left="1.27cm"/>
    </style:style>
    <style:style style:name="T30_1" style:family="text">
      <style:text-properties fo:language="none" fo:language-asian="none" fo:language-complex="none" fo:font-weight="bold" style:font-weight-asian="bold" style:font-weight-complex="bold"/>
    </style:style>
    <style:style style:name="T30_2" style:family="text"/>
    <style:style style:name="P31" style:family="paragraph" style:parent-style-name="Normal">
      <style:paragraph-properties fo:text-align="left" fo:text-indent="-0.37cm" fo:margin-left="1.27cm"/>
    </style:style>
    <style:style style:name="T31_1" style:family="text">
      <style:text-properties fo:language="none" fo:language-asian="none" fo:language-complex="none" fo:font-weight="bold" style:font-weight-asian="bold" style:font-weight-complex="bold"/>
    </style:style>
    <style:style style:name="T31_2" style:family="text"/>
    <style:style style:name="P32" style:family="paragraph" style:parent-style-name="Normal">
      <style:paragraph-properties fo:text-align="left" fo:text-indent="-0.37cm" fo:margin-left="1.27cm"/>
    </style:style>
    <style:style style:name="T32_1" style:family="text">
      <style:text-properties fo:language="none" fo:language-asian="none" fo:language-complex="none" fo:font-weight="bold" style:font-weight-asian="bold" style:font-weight-complex="bold"/>
    </style:style>
    <style:style style:name="T32_2" style:family="text"/>
    <style:style style:name="P33" style:family="paragraph" style:parent-style-name="Normal">
      <style:paragraph-properties fo:text-align="left" fo:text-indent="-0.37cm" fo:margin-left="1.27cm"/>
    </style:style>
    <style:style style:name="T33_1" style:family="text">
      <style:text-properties fo:language="none" fo:language-asian="none" fo:language-complex="none" fo:font-weight="bold" style:font-weight-asian="bold" style:font-weight-complex="bold"/>
    </style:style>
    <style:style style:name="T33_2" style:family="text"/>
    <style:style style:name="T33_3" style:family="text">
      <style:text-properties fo:font-style="italic" style:font-style-asian="italic" style:font-style-complex="italic" fo:language="none" fo:language-asian="none" fo:language-complex="none"/>
    </style:style>
    <style:style style:name="T33_4" style:family="text"/>
    <style:style style:name="P34" style:family="paragraph" style:parent-style-name="Normal">
      <style:paragraph-properties fo:text-align="left" fo:text-indent="-0.37cm" fo:margin-left="1.27cm"/>
    </style:style>
    <style:style style:name="T34_1" style:family="text">
      <style:text-properties fo:language="none" fo:language-asian="none" fo:language-complex="none" fo:font-weight="bold" style:font-weight-asian="bold" style:font-weight-complex="bold"/>
    </style:style>
    <style:style style:name="T34_2" style:family="text"/>
    <style:style style:name="P35" style:family="paragraph" style:parent-style-name="Normal">
      <style:paragraph-properties fo:text-align="left" fo:text-indent="-0.37cm" fo:margin-left="1.27cm"/>
    </style:style>
    <style:style style:name="T35_1" style:family="text">
      <style:text-properties fo:language="none" fo:language-asian="none" fo:language-complex="none" fo:font-weight="bold" style:font-weight-asian="bold" style:font-weight-complex="bold"/>
    </style:style>
    <style:style style:name="T35_2" style:family="text"/>
    <style:style style:name="P36" style:family="paragraph" style:parent-style-name="Normal">
      <style:paragraph-properties fo:text-align="left" fo:text-indent="-0.37cm" fo:margin-left="1.27cm"/>
    </style:style>
    <style:style style:name="T36_1" style:family="text">
      <style:text-properties fo:language="none" fo:language-asian="none" fo:language-complex="none" fo:font-weight="bold" style:font-weight-asian="bold" style:font-weight-complex="bold"/>
    </style:style>
    <style:style style:name="T36_2" style:family="text"/>
    <style:style style:name="P37" style:family="paragraph" style:parent-style-name="Normal">
      <style:paragraph-properties fo:text-align="left" fo:text-indent="-0.37cm" fo:margin-left="1.27cm"/>
    </style:style>
    <style:style style:name="T37_1" style:family="text">
      <style:text-properties fo:language="none" fo:language-asian="none" fo:language-complex="none" fo:font-weight="bold" style:font-weight-asian="bold" style:font-weight-complex="bold"/>
    </style:style>
    <style:style style:name="T37_2" style:family="text"/>
    <style:style style:name="P38" style:family="paragraph" style:parent-style-name="Heading_20_2">
      <style:paragraph-properties fo:margin-top="0.527cm" fo:margin-bottom="0.527cm"/>
    </style:style>
    <style:style style:name="T3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9" style:family="paragraph" style:parent-style-name="Normal">
      <style:paragraph-properties fo:margin-top="0.423cm"/>
    </style:style>
    <style:style style:name="T39_1" style:family="text"/>
    <style:style style:name="P40" style:family="paragraph" style:parent-style-name="Normal">
      <style:paragraph-properties fo:margin-top="0.423cm"/>
    </style:style>
    <style:style style:name="T40_1" style:family="text"/>
    <style:style style:name="T40_2" style:family="text">
      <style:text-properties fo:font-style="italic" style:font-style-asian="italic" style:font-style-complex="italic" fo:language="none" fo:language-asian="none" fo:language-complex="none"/>
    </style:style>
    <style:style style:name="T40_3" style:family="text"/>
    <style:style style:name="P41" style:family="paragraph" style:parent-style-name="Normal">
      <style:paragraph-properties fo:margin-top="0.423cm" fo:margin-bottom="0.423cm"/>
    </style:style>
    <style:style style:name="T41_1" style:family="text"/>
  </office:automatic-styles>
  <office:body>
    <office:text>
      <text:h text:style-name="P1" text:outline-level="1"><text:span text:style-name="T1_1">Inside<text:s/>Ethereum<text:s/>Transaction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5-16<text:s/>17:00:19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Much<text:s/>like<text:s/>Bitcoin,<text:s/>Ethereum<text:s/>is<text:s/>a<text:s/>wildly<text:s/>popular<text:s/>cryptocurrency<text:s/>that<text:s/>allows<text:s/>its<text:s/>users<text:s/>to<text:s/>exchange<text:s/>value<text:s/>on<text:s/>a<text:s/>global,<text:s/>decentralized,<text:s/>censorship<text:s/>resistant<text:s/>platform.<text:s/>However,<text:s/>Ethereum<text:s/>goes<text:s/>beyond<text:s/>the<text:s/>capabilities<text:s/>of<text:s/>Bitcoin<text:s/>by<text:s/>adding<text:s/>a<text:s/>far<text:s/>more<text:s/>versatile<text:s/>scripting<text:s/>platform<text:s/>for<text:s/>the<text:s/>creation<text:s/>of<text:s/>"smart<text:s/>contracts"<text:s/>or<text:s/>"decentralized<text:s/>applications".<text:s/></text:span></text:p>
      <text:p text:style-name="P8"><text:span text:style-name="T8_1">In<text:s/>order<text:s/>to<text:s/>facilitate<text:s/>this,<text:s/>the<text:s/>Ethereum<text:s/>blockchain<text:s/>uses<text:s/>a<text:s/>different<text:s/>model<text:s/>for<text:s/>tracking<text:s/>ownership<text:s/>of<text:s/>funds<text:s/>than<text:s/>the<text:s/>Bitcoin<text:s/>blockchain.<text:s/>Bitcoin,<text:s/>Bitcoin<text:s/>Cash,<text:s/>Litecoin,<text:s/>and<text:s/>other<text:s/>popular<text:s/>currencies<text:s/>are<text:s/>UTXO<text:s/>based<text:s/>blockchains.<text:s/>Ethereum,<text:s/>however,<text:s/>uses<text:s/>an<text:s/>account<text:s/>based<text:s/>model.<text:s/>Let's<text:s/>take<text:s/>a<text:s/>closer<text:s/>look<text:s/>at<text:s/>Ethereum's<text:s/>model<text:s/>for<text:s/>dealing<text:s/>with<text:s/>address<text:s/>balances<text:s/>and<text:s/>transactions.</text:span></text:p>
      <text:h text:style-name="P9" text:outline-level="2"><text:span text:style-name="T9_1">The<text:s/>Ethereum<text:s/>Model</text:span></text:h>
      <text:h text:style-name="P10" text:outline-level="3"><text:span text:style-name="T10_1">UTXOs<text:s/>vs.<text:s/>Accounts</text:span></text:h>
      <text:p text:style-name="P11"><text:span text:style-name="T11_1">On<text:s/>the<text:s/>Bitcoin<text:s/>blockchain,<text:s/>exchanges<text:s/>between<text:s/>addresses<text:s/>are<text:s/>facilitated<text:s/>by<text:s/>consuming<text:s/>and<text:s/>creating<text:s/>"Unspent<text:s/>Transaction<text:s/>Outputs",<text:s/>or<text:s/>UTXOs.<text:s/>When<text:s/>someone<text:s/>creates<text:s/>a<text:s/>transaction<text:s/>to<text:s/>send<text:s/>value<text:s/>to<text:s/>another<text:s/>address,<text:s/>their<text:s/>wallet<text:s/>looks<text:s/>for<text:s/>enough<text:s/>UTXOs<text:s/>to<text:s/>use<text:s/>an<text:s/>inputs<text:s/>for<text:s/>the<text:s/>transaction.<text:s/>Each<text:s/>UTXO<text:s/>used<text:s/>must<text:s/>be<text:s/>consumed<text:s/>in<text:s/>full,<text:s/>much<text:s/>like<text:s/>a<text:s/>dollar<text:s/>bill<text:s/>or<text:s/>cent<text:s/>coin<text:s/>in<text:s/>fiat<text:s/>money.<text:s/>The<text:s/>transaction<text:s/>is<text:s/>then<text:s/>constructed<text:s/>with<text:s/>outputs<text:s/>(new<text:s/>UTXOs)<text:s/>owned<text:s/>by<text:s/>the<text:s/>recipient.<text:s/>If<text:s/>there's<text:s/>extra<text:s/>money<text:s/>that<text:s/>had<text:s/>to<text:s/>be<text:s/>consumed<text:s/>from<text:s/>input<text:s/>UTXOs,<text:s/>the<text:s/>user's<text:s/>wallet<text:s/>will<text:s/>send<text:s/>change<text:s/>back<text:s/>to<text:s/>itself<text:s/>in<text:s/>the<text:s/>form<text:s/>of<text:s/>an<text:s/>output.<text:s/></text:span></text:p>
      <text:p text:style-name="P12"><text:span text:style-name="T12_1">It's<text:s/>just<text:s/>like<text:s/>going<text:s/>to<text:s/>the<text:s/>store<text:s/>and<text:s/>buying<text:s/>a<text:s/>$15<text:s/>item<text:s/>with<text:s/>a<text:s/>$20<text:s/>bill<text:s/>-<text:s/>you<text:s/>give<text:s/>the<text:s/>cashier<text:s/>the<text:s/>$20<text:s/>and<text:s/>they<text:s/>give<text:s/>you<text:s/>$5<text:s/>back<text:s/>in<text:s/>change.<text:s/>This<text:s/>UTXO<text:s/>model<text:s/>behaves<text:s/>remarkably<text:s/>similar<text:s/>to<text:s/>physical<text:s/>cash.</text:span></text:p>
      <text:p text:style-name="P13"><text:span text:style-name="T13_1">Ethereum,<text:s/>however,<text:s/>uses<text:s/>an<text:s/>account-based<text:s/>model<text:s/>that<text:s/>behaves<text:s/>much<text:s/>more<text:s/>like<text:s/>a<text:s/>traditional<text:s/>bank<text:s/>account.<text:s/>Each<text:s/>address<text:s/>is<text:s/>considered<text:s/>an<text:s/>"account",<text:s/>and<text:s/>each<text:s/>transaction<text:s/>marks<text:s/>a<text:s/>change<text:s/>in<text:s/>state<text:s/>on<text:s/>that<text:s/>account.<text:s/>When<text:s/>an<text:s/>Ethereum<text:s/>transaction<text:s/>is<text:s/>created,<text:s/>the<text:s/>input<text:s/>account<text:s/>has<text:s/>a<text:s/>negative<text:s/>change<text:s/>in<text:s/>value<text:s/>(a<text:s/>withdrawal).<text:s/>The<text:s/>output<text:s/>account<text:s/>receives<text:s/>a<text:s/>positive<text:s/>change<text:s/>in<text:s/>value<text:s/>(a<text:s/>deposit).<text:s/>There's<text:s/>no<text:s/>bills<text:s/>exchanged<text:s/>here,<text:s/>there's<text:s/>simply<text:s/>an<text:s/>electronically<text:s/>recorded<text:s/>change<text:s/>in<text:s/>the<text:s/>state<text:s/>of<text:s/>the<text:s/>account's<text:s/>balance.</text:span></text:p>
      <text:h text:style-name="P14" text:outline-level="3"><text:span text:style-name="T14_1">Types<text:s/>of<text:s/>Ethereum<text:s/>Accounts<text:s/>and<text:s/>Transactions</text:span></text:h>
      <text:p text:style-name="P15"><text:span text:style-name="T15_1">The<text:s/>reason<text:s/>Ethereum<text:s/>uses<text:s/>an<text:s/>account<text:s/>model<text:s/>becomes<text:s/>more<text:s/>clear<text:s/>considering<text:s/>its<text:s/>more<text:s/>advanced<text:s/>scripting<text:s/>capabilities<text:s/>than<text:s/>Bitcoin.<text:s/>There<text:s/>are<text:s/>two<text:s/>different<text:s/>types<text:s/>of<text:s/>accounts<text:s/>in<text:s/>Ethereum:<text:s/></text:span><text:span text:style-name="T15_2">Externally<text:s/>Owned<text:s/>Accounts<text:s/></text:span><text:span text:style-name="T15_3">and<text:s/></text:span><text:span text:style-name="T15_4">Contract<text:s/>Accounts.</text:span></text:p>
      <text:p text:style-name="P16"><text:span text:style-name="T16_1">Contract<text:s/>accounts<text:s/>are<text:s/>created<text:s/>when<text:s/>a<text:s/>new<text:s/>smart<text:s/>contract<text:s/>is<text:s/>deployed<text:s/>on<text:s/>the<text:s/>network<text:s/>-<text:s/>these<text:s/>accounts<text:s/>are<text:s/>only<text:s/>controlled<text:s/>by<text:s/>the<text:s/>code<text:s/>of<text:s/>that<text:s/>contract.<text:s/>EOA<text:s/>accounts<text:s/>are<text:s/>the<text:s/>accounts<text:s/>we<text:s/>are<text:s/>focused<text:s/>on<text:s/>for<text:s/>understanding<text:s/>value<text:s/>transfers<text:s/>between<text:s/>individuals<text:s/>-<text:s/>when<text:s/>you<text:s/>give<text:s/>someone<text:s/>your<text:s/>Ethereum<text:s/>address<text:s/>or<text:s/>send<text:s/>to<text:s/>someone<text:s/>else's,<text:s/>you're<text:s/>dealing<text:s/>with<text:s/>Externally<text:s/>owned<text:s/>accounts.</text:span></text:p>
      <text:p text:style-name="P17"><text:span text:style-name="T17_1">This<text:s/>leads<text:s/>us<text:s/>to<text:s/>the<text:s/>few<text:s/>types<text:s/>of<text:s/>transactions<text:s/>in<text:s/>Ethereum.<text:s/>There's<text:s/>transactions<text:s/>that</text:span><text:span text:style-name="T17_2"><text:s/>deploy<text:s/>smart<text:s/>contracts<text:s/></text:span><text:span text:style-name="T17_3">by<text:s/>providing<text:s/>the<text:s/>contracts<text:s/>code<text:s/>to<text:s/>the<text:s/>network.<text:s/>There's<text:s/>transactions<text:s/>that<text:s/>s</text:span><text:span text:style-name="T17_4">end<text:s/>messages<text:s/>to<text:s/>contracts<text:s/>in<text:s/>order<text:s/>to<text:s/>trigger<text:s/>execution</text:span><text:span text:style-name="T17_5">.<text:s/>And<text:s/>finally,<text:s/>there<text:s/>are<text:s/></text:span><text:span text:style-name="T17_6">simple<text:s/>value-transfer<text:s/>transactions<text:s/>conducted<text:s/>between<text:s/>externally<text:s/>owned<text:s/>accounts</text:span><text:span text:style-name="T17_7">.<text:s/>Again<text:s/>we<text:s/>are<text:s/>focused<text:s/>here<text:s/>on<text:s/>this<text:s/>type<text:s/>of<text:s/>transaction.</text:span></text:p>
      <text:h text:style-name="P18" text:outline-level="3"><text:span text:style-name="T18_1">Inside<text:s/>an<text:s/>Ethereum<text:s/>Transaction</text:span></text:h>
      <text:p text:style-name="P19"><text:span text:style-name="T19_1">Now,<text:s/>let's<text:s/>look<text:s/>a<text:s/>bit<text:s/>deeper<text:s/>at<text:s/>the<text:s/>transaction<text:s/>internals<text:s/>in<text:s/>order<text:s/>to<text:s/>fully<text:s/>understand<text:s/>how<text:s/>an<text:s/>Ethereum<text:s/>transfer<text:s/>works.<text:s/>Here's<text:s/>an<text:s/>example<text:s/>of<text:s/>a<text:s/>simple<text:s/>value<text:s/>transfer<text:s/>between<text:s/>to<text:s/>addresses.<text:s/>I've<text:s/>simplified<text:s/>and<text:s/>reformatted<text:s/>this<text:s/>data<text:s/>grabbed<text:s/>from<text:s/>a<text:s/>block<text:s/>explorer<text:s/>API<text:s/>to<text:s/>make<text:s/>it<text:s/>easy<text:s/>to<text:s/>understand:</text:span></text:p>
      <text:p text:style-name="P20"><text:span text:style-name="T20_1">{<text:s/>"transaction_id":<text:s/>"7959c9b9c9f0e949e6fa175d8b15d3bb464d31659f8c607d43b59c96e9bffe47",</text:span></text:p>
      <text:p text:style-name="P21"><text:span text:style-name="T21_1"><text:s text:c="2"/>"total":<text:s/>0.17703882,</text:span></text:p>
      <text:p text:style-name="P22"><text:span text:style-name="T22_1"><text:s text:c="2"/>"fees":<text:s/>0.00042000,</text:span></text:p>
      <text:p text:style-name="P23"><text:span text:style-name="T23_1"><text:s text:c="2"/>"gas_limit":<text:s/>21000,</text:span></text:p>
      <text:p text:style-name="P24"><text:span text:style-name="T24_1"><text:s text:c="2"/>"gas_price":<text:s/>0.00000002,</text:span></text:p>
      <text:p text:style-name="P25"><text:span text:style-name="T25_1"><text:s text:c="2"/>"from":<text:s/>"fd7079c59b403759264d477c7b71105be0319de8"</text:span></text:p>
      <text:p text:style-name="P26"><text:span text:style-name="T26_1"><text:s text:c="2"/>"to"<text:s/>:<text:s/>"e7e485512e0c2b7b21f7bad2d43fb83bce2886e4"</text:span></text:p>
      <text:p text:style-name="P27"><text:span text:style-name="T27_1"><text:s text:c="2"/>"nonce":<text:s/>0</text:span></text:p>
      <text:p text:style-name="P28"><text:span text:style-name="T28_1">}</text:span></text:p>
      <text:p text:style-name="P29"><text:span text:style-name="T29_1">Let's<text:s/>discuss<text:s/>each<text:s/>piece<text:s/>individually:</text:span></text:p>
      <text:list text:style-name="LS1" xml:id="list0">
        <text:list-item>
          <text:p text:style-name="P30"><text:span text:style-name="T30_1">Transaction<text:s/>ID</text:span><text:span text:style-name="T30_2"><text:s/>-<text:s/>A<text:s/>hash<text:s/>of<text:s/>the<text:s/>transaction<text:s/>data<text:s/>that<text:s/>uniquely<text:s/>identifies<text:s/>the<text:s/>tx<text:s/>on<text:s/>the<text:s/>blockchain</text:span></text:p>
        </text:list-item>
        <text:list-item>
          <text:p text:style-name="P31"><text:span text:style-name="T31_1">Total<text:s/></text:span><text:span text:style-name="T31_2">-<text:s/>The<text:s/>amount<text:s/>of<text:s/>Ether<text:s/>transacted<text:s/>in<text:s/>total</text:span></text:p>
        </text:list-item>
        <text:list-item>
          <text:p text:style-name="P32"><text:span text:style-name="T32_1">Fees<text:s/></text:span><text:span text:style-name="T32_2">-<text:s/>Ether<text:s/>paid<text:s/>to<text:s/>the<text:s/>miner<text:s/>to<text:s/>incentivize<text:s/>the<text:s/>inclusion<text:s/>of<text:s/>the<text:s/>transaction<text:s/>in<text:s/>a<text:s/>block</text:span></text:p>
        </text:list-item>
        <text:list-item>
          <text:p text:style-name="P33"><text:span text:style-name="T33_1">Gas<text:s/>limit<text:s/></text:span><text:span text:style-name="T33_2">-<text:s/>Gas<text:s/>is<text:s/>a<text:s/>unit<text:s/>that<text:s/>describes<text:s/>the<text:s/>cost<text:s/>of<text:s/>each<text:s/>computational<text:s/>step<text:s/>when<text:s/>executing<text:s/>a<text:s/>transaction/contract.<text:s/>Each<text:s/>computation<text:s/>requires<text:s/>a<text:s/>certain<text:s/>amount<text:s/>of<text:s/>gas<text:s/>to<text:s/>execute,<text:s/>and<text:s/>this<text:s/>is<text:s/>the<text:s/></text:span><text:span text:style-name="T33_3">maximum</text:span><text:span text:style-name="T33_4"><text:s/>amount<text:s/>of<text:s/>gas<text:s/>the<text:s/>transaction<text:s/>creator<text:s/>is<text:s/>willing<text:s/>to<text:s/>pay.</text:span></text:p>
        </text:list-item>
        <text:list-item>
          <text:p text:style-name="P34"><text:span text:style-name="T34_1">Gas<text:s/>price</text:span><text:span text:style-name="T34_2"><text:s/>-<text:s/>The<text:s/>price<text:s/>per<text:s/>computation<text:s/>(like<text:s/>dollars<text:s/>per<text:s/>gallon<text:s/>of<text:s/>real-life<text:s/>gasoline)</text:span></text:p>
        </text:list-item>
        <text:list-item>
          <text:p text:style-name="P35"><text:span text:style-name="T35_1">From<text:s/></text:span><text:span text:style-name="T35_2">-<text:s/>The<text:s/>account<text:s/>sending<text:s/>the<text:s/>Ether,<text:s/>whose<text:s/>account<text:s/>balance<text:s/>will<text:s/>be<text:s/>reduced</text:span></text:p>
        </text:list-item>
        <text:list-item>
          <text:p text:style-name="P36"><text:span text:style-name="T36_1">To<text:s/></text:span><text:span text:style-name="T36_2">-<text:s/>The<text:s/>account<text:s/>receiving<text:s/>the<text:s/>Ether,<text:s/>whose<text:s/>account<text:s/>balance<text:s/>will<text:s/>be<text:s/>increased</text:span></text:p>
        </text:list-item>
        <text:list-item>
          <text:p text:style-name="P37"><text:span text:style-name="T37_1">Nonce</text:span><text:span text:style-name="T37_2"><text:s/>-<text:s/>A<text:s/>value<text:s/>that<text:s/>increases<text:s/>for<text:s/>every<text:s/>transaction<text:s/>the<text:s/>sender<text:s/>completes<text:s/>from<text:s/>their<text:s/>account.<text:s/>It's<text:s/>used<text:s/>to<text:s/>help<text:s/>track<text:s/>state<text:s/>over<text:s/>time<text:s/>and<text:s/>prevent<text:s/>double<text:s/>spends<text:s/>from<text:s/>an<text:s/>account.</text:span></text:p>
        </text:list-item>
      </text:list>
      <text:h text:style-name="P38" text:outline-level="2"><text:span text:style-name="T38_1">Ethereum<text:s/>Transactions<text:s/>-<text:s/>Like<text:s/>Your<text:s/>Bank<text:s/>Account!</text:span></text:h>
      <text:p text:style-name="P39"><text:span text:style-name="T39_1">All<text:s/>in<text:s/>all,<text:s/>this<text:s/>model<text:s/>seems<text:s/>a<text:s/>bit<text:s/>simpler<text:s/>to<text:s/>understand<text:s/>than<text:s/>the<text:s/>BTC/BCH/LTC<text:s/>UTXO<text:s/>model,<text:s/>but<text:s/>it<text:s/>also<text:s/>facilitates<text:s/>more<text:s/>complex<text:s/>blockchain<text:s/>use<text:s/>since<text:s/>accounts<text:s/>can<text:s/>be<text:s/>used<text:s/>for<text:s/>everything<text:s/>from<text:s/>basic<text:s/>transfers<text:s/>to<text:s/>contract<text:s/>deployment<text:s/>and<text:s/>execution.</text:span></text:p>
      <text:p text:style-name="P40"><text:span text:style-name="T40_1">When<text:s/>Ethereum<text:s/>transactions<text:s/>are<text:s/>executed<text:s/>on<text:s/>the<text:s/>blockchain,<text:s/>what<text:s/>you're<text:s/>really<text:s/>seeing<text:s/>is<text:s/>a<text:s/>change<text:s/>in<text:s/>the<text:s/></text:span><text:span text:style-name="T40_2">state<text:s/></text:span><text:span text:style-name="T40_3">of<text:s/>the<text:s/>address<text:s/>(account).<text:s/>The<text:s/>sending<text:s/>account<text:s/>has<text:s/>its<text:s/>balance<text:s/>reduced,<text:s/>and<text:s/>the<text:s/>receiving<text:s/>account<text:s/>has<text:s/>its<text:s/>balance<text:s/>increased,<text:s/>just<text:s/>like<text:s/>a<text:s/>bank<text:s/>transfer.<text:s/></text:span></text:p>
      <text:p text:style-name="P41"><text:span text:style-name="T41_1">Other<text:s/>transaction<text:s/>components<text:s/>like<text:s/>fees<text:s/>and<text:s/>gas<text:s/>are<text:s/>also<text:s/>fairly<text:s/>intuitive<text:s/>-<text:s/>these<text:s/>are<text:s/>a<text:s/>premium<text:s/>paid<text:s/>by<text:s/>the<text:s/>sender<text:s/>to<text:s/>allow<text:s/>their<text:s/>transaction<text:s/>to<text:s/>be<text:s/>included<text:s/>in<text:s/>a<text:s/>block,<text:s/>and<text:s/>a<text:s/>premium<text:s/>paid<text:s/>for<text:s/>the<text:s/>privilege<text:s/>of<text:s/>using<text:s/>the<text:s/>miner's<text:s/>computational<text:s/>power.<text:s/>Unlike<text:s/>a<text:s/>traditional<text:s/>bank,<text:s/>this<text:s/>system<text:s/>allows<text:s/>account<text:s/>transfers<text:s/>in<text:s/>a<text:s/>manner<text:s/>that<text:s/>doesn't<text:s/>require<text:s/>any<text:s/>trust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Inside Ethereum Transaction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